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SFMono-Regular" svg:font-family="SFMono-Regular, Menlo, Monaco, Consolas, 'Liberation Mono', 'Courier New'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0df0" officeooo:paragraph-rsid="00150df0"/>
    </style:style>
    <style:style style:name="P2" style:family="paragraph" style:parent-style-name="Standard">
      <style:paragraph-properties fo:text-align="center" style:justify-single-word="false">
        <style:tab-stops>
          <style:tab-stop style:position="13.197cm"/>
        </style:tab-stops>
      </style:paragraph-properties>
      <style:text-properties officeooo:rsid="00150df0" officeooo:paragraph-rsid="00150df0"/>
    </style:style>
    <style:style style:name="P3" style:family="paragraph" style:parent-style-name="Standard">
      <style:text-properties officeooo:rsid="001a1539" officeooo:paragraph-rsid="001a1539"/>
    </style:style>
    <style:style style:name="P4" style:family="paragraph" style:parent-style-name="Preformatted_20_Text">
      <style:text-properties fo:font-variant="normal" fo:text-transform="none" fo:color="#404040" style:font-name="SFMono-Regular" fo:font-size="6pt" fo:letter-spacing="normal" fo:font-style="normal" fo:font-weight="normal" officeooo:rsid="00150df0" officeooo:paragraph-rsid="00150df0"/>
    </style:style>
    <style:style style:name="P5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" fo:font-size="6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fo:letter-spacing="normal"/>
    </style:style>
    <style:style style:name="P7" style:family="paragraph" style:parent-style-name="Preformatted_20_Text">
      <style:paragraph-properties fo:margin-top="0cm" fo:margin-bottom="0cm" loext:contextual-spacing="false" fo:line-height="140%" fo:orphans="2" fo:widows="2" fo:padding="0cm" fo:border="none"/>
    </style:style>
    <style:style style:name="P8" style:family="paragraph" style:parent-style-name="Standard">
      <style:paragraph-properties fo:break-before="page"/>
      <style:text-properties officeooo:rsid="001a1539" officeooo:paragraph-rsid="001a1539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cfca9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50df0" officeooo:paragraph-rsid="0021c58a"/>
    </style:style>
    <style:style style:name="P11" style:family="paragraph" style:parent-style-name="Standard">
      <style:text-properties style:use-window-font-color="true" style:font-name="Lucida Console" fo:font-size="9pt" officeooo:rsid="001a1539" officeooo:paragraph-rsid="001a1539" fo:background-color="#ffffff" style:font-size-asian="9pt"/>
    </style:style>
    <style:style style:name="P12" style:family="paragraph" style:parent-style-name="Standard">
      <style:text-properties style:use-window-font-color="true" style:font-name="Lucida Console" fo:font-size="9pt" officeooo:rsid="00150df0" officeooo:paragraph-rsid="00150df0" fo:background-color="#ffffff" style:font-size-asian="9pt"/>
    </style:style>
    <style:style style:name="P13" style:family="paragraph" style:parent-style-name="Standard">
      <style:text-properties style:use-window-font-color="true" style:font-name="Liberation Serif" fo:font-size="12pt" officeooo:rsid="001a1539" officeooo:paragraph-rsid="001a1539" fo:background-color="#ffffff" style:font-size-asian="12pt" style:font-size-complex="12pt"/>
    </style:style>
    <style:style style:name="P14" style:family="paragraph" style:parent-style-name="Standard">
      <style:text-properties officeooo:rsid="0029c37b" officeooo:paragraph-rsid="0029c37b"/>
    </style:style>
    <style:style style:name="P15" style:family="paragraph" style:parent-style-name="Standard">
      <style:text-properties officeooo:rsid="00150df0" officeooo:paragraph-rsid="00150df0"/>
    </style:style>
    <style:style style:name="P16" style:family="paragraph" style:parent-style-name="Standard">
      <style:text-properties officeooo:rsid="002d6b75" officeooo:paragraph-rsid="002d6b75"/>
    </style:style>
    <style:style style:name="P17" style:family="paragraph" style:parent-style-name="Standard">
      <style:text-properties fo:font-style="italic" style:text-underline-style="solid" style:text-underline-width="auto" style:text-underline-color="font-color" officeooo:rsid="002d6b75" officeooo:paragraph-rsid="002d6b75" style:font-style-asian="italic" style:font-style-complex="italic"/>
    </style:style>
    <style:style style:name="P18" style:family="paragraph" style:parent-style-name="Standard">
      <style:text-properties fo:font-style="italic" style:text-underline-style="solid" style:text-underline-width="auto" style:text-underline-color="font-color" fo:font-weight="normal" officeooo:rsid="002d6b75" officeooo:paragraph-rsid="002d6b75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officeooo:rsid="001a1539" officeooo:paragraph-rsid="00150df0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pt" fo:font-style="italic" officeooo:rsid="00150df0" officeooo:paragraph-rsid="0021c58a" style:font-size-asian="10pt" style:font-style-asian="italic" style:font-size-complex="10pt" style:font-style-complex="italic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pt" fo:font-style="italic" officeooo:rsid="00150df0" officeooo:paragraph-rsid="00259f5a" style:font-size-asian="10pt" style:font-style-asian="italic" style:font-size-complex="10pt" style:font-style-complex="italic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pt" fo:font-style="italic" officeooo:paragraph-rsid="001cfca9" style:font-size-asian="10pt" style:font-style-asian="italic" style:font-size-complex="10pt" style:font-style-complex="italic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pt" fo:font-style="italic" officeooo:rsid="002637b6" officeooo:paragraph-rsid="002637b6" style:font-size-asian="10pt" style:font-style-asian="italic" style:font-size-complex="10pt" style:font-style-complex="italic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pt" fo:font-style="italic" officeooo:rsid="0034af0d" officeooo:paragraph-rsid="0034af0d" style:font-size-asian="10pt" style:font-style-asian="italic" style:font-size-complex="10pt" style:font-style-complex="italic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2pt" fo:font-style="normal" officeooo:rsid="002d6b75" officeooo:paragraph-rsid="0030fd2d" style:font-size-asian="12pt" style:font-style-asian="normal" style:font-size-complex="12pt" style:font-style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officeooo:rsid="002d6b75" officeooo:paragraph-rsid="0021c58a" style:font-size-asian="12pt" style:font-style-asian="normal" style:font-size-complex="12pt" style:font-style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officeooo:rsid="002d6b75" officeooo:paragraph-rsid="0034af0d" style:font-size-asian="12pt" style:font-style-asian="normal" style:font-size-complex="12pt" style:font-style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404040" style:font-name="Liberation Serif" fo:font-size="6pt" fo:letter-spacing="normal" fo:font-style="normal" fo:font-weight="normal" officeooo:paragraph-rsid="00207401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404040" style:font-name="Liberation Serif" fo:font-size="6pt" fo:letter-spacing="normal" fo:font-style="normal" fo:font-weight="normal" officeooo:rsid="00234f92" officeooo:paragraph-rsid="00234f92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404040" style:font-name="Liberation Serif" fo:font-size="6pt" fo:letter-spacing="normal" fo:font-style="normal" fo:font-weight="normal" officeooo:rsid="00234f92" officeooo:paragraph-rsid="0023ec7a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404040" style:font-name="Liberation Serif" fo:font-size="6pt" fo:letter-spacing="normal" fo:font-style="normal" fo:font-weight="normal" officeooo:rsid="0023ec7a" officeooo:paragraph-rsid="0023ec7a"/>
    </style:style>
    <style:style style:name="T1" style:family="text">
      <style:text-properties fo:font-variant="normal" fo:text-transform="none" fo:color="#404040" style:font-name="Lato" fo:font-size="8pt" fo:letter-spacing="normal" fo:font-style="normal" fo:font-weight="normal"/>
    </style:style>
    <style:style style:name="T2" style:family="text">
      <style:text-properties fo:font-variant="normal" fo:text-transform="none" fo:color="#404040" fo:letter-spacing="normal"/>
    </style:style>
    <style:style style:name="T3" style:family="text">
      <style:text-properties fo:font-variant="normal" fo:text-transform="none" fo:color="#404040" style:font-name="Liberation Serif" fo:font-size="10pt" fo:letter-spacing="normal" fo:font-style="italic" fo:font-weight="normal" fo:background-color="transparent" loext:char-shading-value="0" style:font-size-asian="10pt" style:font-style-asian="italic" style:font-size-complex="10pt" style:font-style-complex="italic"/>
    </style:style>
    <style:style style:name="T4" style:family="text">
      <style:text-properties fo:font-variant="normal" fo:text-transform="none" fo:color="#e74c3c" style:font-name="SFMono-Regular" fo:font-size="6pt" fo:letter-spacing="normal" fo:font-style="normal" fo:font-weight="normal" fo:background-color="#ffffff" loext:char-shading-value="0" loext:padding-left="0.088cm" loext:padding-right="0.088cm" loext:padding-top="0.049cm" loext:padding-bottom="0.049cm" loext:border="0.06pt solid #e1e4e5"/>
    </style:style>
    <style:style style:name="T5" style:family="text">
      <style:text-properties style:font-name="SFMono-Regular" fo:font-size="6pt" fo:font-style="normal" fo:font-weight="normal"/>
    </style:style>
    <style:style style:name="T6" style:family="text">
      <style:text-properties fo:color="#008000" fo:font-weight="bold"/>
    </style:style>
    <style:style style:name="T7" style:family="text">
      <style:text-properties fo:color="#008000" style:font-name="SFMono-Regular" fo:font-size="6pt" fo:font-style="normal" fo:font-weight="bold"/>
    </style:style>
    <style:style style:name="T8" style:family="text">
      <style:text-properties officeooo:rsid="00365916"/>
    </style:style>
    <style:style style:name="T9" style:family="text">
      <style:text-properties fo:color="#ff3838"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365916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8cf5d" style:font-style-asian="italic" style:font-weight-asian="bold" style:font-style-complex="italic" style:font-weight-complex="bold"/>
    </style:style>
    <style:style style:name="T13" style:family="text">
      <style:text-properties officeooo:rsid="0038cf5d"/>
    </style:style>
    <style:style style:name="T14" style:family="text">
      <style:text-properties officeooo:rsid="003b5f6a"/>
    </style:style>
    <style:style style:name="T15" style:family="text">
      <style:text-properties fo:font-size="10pt" fo:font-style="italic" fo:background-color="#ffff00" loext:char-shading-value="0" style:font-size-asian="10pt" style:font-style-asian="italic" style:font-size-complex="10pt" style:font-style-complex="italic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0pt" fo:font-style="italic" officeooo:rsid="0021c58a" style:font-size-asian="10pt" style:font-style-asian="italic" style:font-size-complex="10pt" style:font-style-complex="italic"/>
    </style:style>
    <style:style style:name="T18" style:family="text">
      <style:text-properties fo:font-size="10pt" fo:font-style="italic" officeooo:rsid="00234f92" style:font-size-asian="10pt" style:font-style-asian="italic" style:font-size-complex="10pt" style:font-style-complex="italic"/>
    </style:style>
    <style:style style:name="T19" style:family="text">
      <style:text-properties fo:font-size="10pt" fo:font-style="italic" officeooo:rsid="002ed34b" style:font-size-asian="10pt" style:font-style-asian="italic" style:font-size-complex="10pt" style:font-style-complex="italic"/>
    </style:style>
    <style:style style:name="T20" style:family="text">
      <style:text-properties fo:font-size="10pt" fo:font-style="italic" officeooo:rsid="002fceb9" style:font-size-asian="10pt" style:font-style-asian="italic" style:font-size-complex="10pt" style:font-style-complex="italic"/>
    </style:style>
    <style:style style:name="T21" style:family="text">
      <style:text-properties fo:font-size="10pt" fo:font-style="italic" fo:font-weight="bold" officeooo:rsid="0038cf5d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fo:font-size="10pt" fo:font-style="italic" fo:background-color="transparent" loext:char-shading-value="0" style:font-size-asian="10pt" style:font-style-asian="italic" style:font-size-complex="10pt" style:font-style-complex="italic"/>
    </style:style>
    <style:style style:name="T23" style:family="text">
      <style:text-properties officeooo:rsid="00150df0"/>
    </style:style>
    <style:style style:name="T24" style:family="text">
      <style:text-properties officeooo:rsid="00259f5a"/>
    </style:style>
    <style:style style:name="T25" style:family="text">
      <style:text-properties officeooo:rsid="002baae4"/>
    </style:style>
    <style:style style:name="T26" style:family="text">
      <style:text-properties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ench Pos-Tagging News Corpus </text:p>
      <text:p text:style-name="P1"/>
      <text:p text:style-name="P14">Preprocessing data:</text:p>
      <text:p text:style-name="P14">1- <text:span text:style-name="T23">Split the dataset </text:span>to train and valid<text:span text:style-name="T23">:</text:span></text:p>
      <text:p text:style-name="P17">Original</text:p>
      <text:p text:style-name="P14"><text:span text:style-name="T23">C:\Users\Hanane\Documents\Python_Scripts\TelecomParis\Qwant\Qwant_openNMT\fr-pos-tagging\dataset\raw:</text:span></text:p>
      <text:p text:style-name="P1">org_wiki_words_bitext.txt</text:p>
      <text:p text:style-name="P1">org_wiki_tags_bitext.txt</text:p>
      <text:p text:style-name="P16"/>
      <text:p text:style-name="P18">Train and Valid:</text:p>
      <text:p text:style-name="P1">C:\Users\Hanane\Documents\Python_Scripts\TelecomParis\Qwant\Qwant_openNMT\fr-pos-tagging\dataset\train_valid</text:p>
      <text:p text:style-name="P1"/>
      <text:p text:style-name="P1">wiki_train_words_bitext.txt</text:p>
      <text:p text:style-name="P1">wiki_<text:span text:style-name="T25">valid</text:span>_words_bitext.txt</text:p>
      <text:p text:style-name="P1">wiki_valid_tags_bitext.txt</text:p>
      <text:p text:style-name="P1">wiki_<text:span text:style-name="T25">train</text:span>_tags_bitext.txt</text:p>
      <text:p text:style-name="P1"/>
      <text:p text:style-name="P16">2- <text:span text:style-name="T26">Generate vocabularies (words, tags, letters) using</text:span> <text:span text:style-name="T3">onmt-build-vocab:</text:span></text:p>
      <text:p text:style-name="P1"><text:span text:style-name="T1"/></text:p>
      <text:p text:style-name="P1"><text:span text:style-name="T1">The first step is to build the source and target </text:span><text:span text:style-name="Strong_20_Emphasis"><text:span text:style-name="T1">word vocabularies</text:span></text:span><text:span text:style-name="T2"> </text:span><text:span text:style-name="T1">from the training files:</text:span> </text:p>
      <text:p text:style-name="P1"/>
      <text:p text:style-name="P28"><text:span text:style-name="T22">onmt-build-vocab </text:span><text:span text:style-name="T16">--size 50000 --save_vocab </text:span><text:span text:style-name="T18">wiki-</text:span><text:span text:style-name="T16">src-train-vocab.txt </text:span><text:span text:style-name="T17">wiki_</text:span><text:span text:style-name="T16">train_words_bitext.txt </text:span></text:p>
      <text:p text:style-name="P30"><text:span text:style-name="T16">==&gt; ça ne fonctionne à cause ==&gt; UnicodeDecodeError: 'utf-8' codec can't decode byte 0xc5 in position 5: invalid continuation byte </text:span></text:p>
      <text:p text:style-name="P30"><text:span text:style-name="T16">==&gt; je l’ai fait avec countvectorizer </text:span><text:span text:style-name="T19">==&gt; notebook: create_train_valid_sets </text:span><text:span text:style-name="T20">==&gt;</text:span></text:p>
      <text:p text:style-name="P30"><text:span text:style-name="T20">C:\Users\Hanane\Documents\Python_Scripts\TelecomParis\Qwant\Qwant_openNMT\fr-pos-tagging\notebook</text:span></text:p>
      <text:p text:style-name="P31"><text:span text:style-name="T16">==&gt; il faut rajouter l’entête</text:span></text:p>
      <text:p text:style-name="P29"><text:span text:style-name="T16"/></text:p>
      <text:p text:style-name="P10"><text:span text:style-name="T16">onmt-build-vocab --size 100 --save_vocab </text:span><text:span text:style-name="T18">wiki-</text:span><text:span text:style-name="T16">tgt-train-vocab.txt </text:span><text:span text:style-name="T17">wiki_</text:span><text:span text:style-name="T16">train_tags_bitext.txt</text:span></text:p>
      <text:p text:style-name="P20"/>
      <text:p text:style-name="P25">Tokenization of the characters</text:p>
      <text:p text:style-name="P21">onmt-build-vocab --tokenizer_config char_tokenization.yml --size 100 --save_vocab <text:span text:style-name="T24">wiki-s</text:span>rc-train-tkt-vocab.txt train_words_bitext.txt</text:p>
      <text:p text:style-name="P23">==&gt; erreur ==&gt; UnicodeDecodeError: 'utf-8' codec can't decode byte 0xc5 in position 5: invalid continuation byte</text:p>
      <text:p text:style-name="P21"/>
      <text:p text:style-name="P26"/>
      <text:p text:style-name="P27">3-Data config:</text:p>
      <text:p text:style-name="P24"/>
      <text:p text:style-name="P24">model_dir: run/</text:p>
      <text:p text:style-name="P24"/>
      <text:p text:style-name="P24">data:</text:p>
      <text:p text:style-name="P24"><text:s text:c="2"/>train_features_file: ./dataset/train_valid/wiki_train_words_bitext.txt</text:p>
      <text:p text:style-name="P24"><text:s text:c="2"/>train_labels_file: ./dataset/train_valid/wiki_train_tags_bitext.txt</text:p>
      <text:p text:style-name="P24"><text:s text:c="2"/>eval_features_file: ./dataset/train_valid/wiki_valid_words_bitext.txt</text:p>
      <text:p text:style-name="P24"><text:s text:c="2"/>eval_labels_file: ./dataset/train_valid/wiki_valid_tags_bitext.txt</text:p>
      <text:p text:style-name="P24"><text:s text:c="2"/>source_1_vocabulary: ./dataset/train_valid/wiki-src-train-vocab.txt</text:p>
      <text:p text:style-name="P24"><text:s text:c="2"/>source_2_vocabulary: ./dataset/train_valid/wiki-src-train-tkt-vocab.txt</text:p>
      <text:p text:style-name="P24"><text:s text:c="2"/>target_vocabulary: ./dataset/train_valid/wiki-tgt-train-vocab.txt</text:p>
      <text:p text:style-name="P24"/>
      <text:p text:style-name="P24">train:</text:p>
      <text:p text:style-name="P24"><text:soft-page-break/><text:s text:c="2"/>max_step: 100000</text:p>
      <text:p text:style-name="P24"><text:s text:c="2"/>save_summary_steps: 100</text:p>
      <text:p text:style-name="P24"/>
      <text:p text:style-name="P24">eval:</text:p>
      <text:p text:style-name="P24"><text:s text:c="2"/>external_evaluators: bleu</text:p>
      <text:p text:style-name="P24"><text:s text:c="2"/>export_on_best: loss</text:p>
      <text:p text:style-name="P19"/>
      <text:p text:style-name="P8">Git command pour enlever certains fichiers commités par erreur:</text:p>
      <text:p text:style-name="P11"/>
      <text:p text:style-name="P11">Lister tous les fichiers trackés:</text:p>
      <text:p text:style-name="P11">git ls-files</text:p>
      <text:p text:style-name="P1"/>
      <text:p text:style-name="P3">Fichiers contenants 10000 dans le nom:</text:p>
      <text:p text:style-name="P12">git ls-files | grep 10000</text:p>
      <text:p text:style-name="P12"/>
      <text:p text:style-name="P13">Deleter le fichier qui pose problème du track:</text:p>
      <text:p text:style-name="P11">git rm -r fr-pos-tagging/dataset/test/corpus_news_words_bitext_10000.txt</text:p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SFMono-Regular" svg:font-family="SFMono-Regular, Menlo, Monaco, Consolas, 'Liberation Mono', 'Courier New'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2T16:18:38.065000000</meta:creation-date>
    <dc:date>2020-08-02T22:50:37.939000000</dc:date>
    <meta:editing-duration>PT2H27M53S</meta:editing-duration>
    <meta:editing-cycles>20</meta:editing-cycles>
    <meta:generator>LibreOffice/6.2.5.2$Windows_X86_64 LibreOffice_project/1ec314fa52f458adc18c4f025c545a4e8b22c159</meta:generator>
    <meta:document-statistic meta:table-count="0" meta:image-count="0" meta:object-count="0" meta:page-count="3" meta:paragraph-count="47" meta:word-count="201" meta:character-count="2355" meta:non-whitespace-character-count="2182"/>
  </office:meta>
</office:document-meta>
</file>